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db0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stdlib.h&gt;</text:p>
      <text:p text:style-name="Standard">#include &lt;fcntl.h&gt;</text:p>
      <text:p text:style-name="Standard">#include &lt;unistd.h&gt;</text:p>
      <text:p text:style-name="Standard">#include &lt;termios.h&gt;</text:p>
      <text:p text:style-name="Standard"/>
      <text:p text:style-name="Standard">int main() {</text:p>
      <text:p text:style-name="Standard"><text:s text:c="4"/>int uart1_filestream = -1;</text:p>
      <text:p text:style-name="Standard"/>
      <text:p text:style-name="Standard"><text:s text:c="4"/>// Open the UART1 device file</text:p>
      <text:p text:style-name="Standard"><text:s text:c="4"/>uart1_filestream = open("/dev/tty<text:span text:style-name="T1">S</text:span>1", O_RDWR | O_NOCTTY | O_NDELAY);</text:p>
      <text:p text:style-name="Standard"/>
      <text:p text:style-name="Standard"><text:s text:c="4"/>if (uart1_filestream == -1) {</text:p>
      <text:p text:style-name="Standard"><text:s text:c="8"/>printf("Error - Unable to open UART. Ensure it is not in use by another application\n");</text:p>
      <text:p text:style-name="Standard"><text:s text:c="8"/>return -1;</text:p>
      <text:p text:style-name="Standard"><text:s text:c="4"/>}</text:p>
      <text:p text:style-name="Standard"/>
      <text:p text:style-name="Standard"><text:s text:c="4"/>// Configure the UART</text:p>
      <text:p text:style-name="Standard"><text:s text:c="4"/>struct termios options;</text:p>
      <text:p text:style-name="Standard"><text:s text:c="4"/>tcgetattr(uart1_filestream, &amp;options);</text:p>
      <text:p text:style-name="Standard"><text:s text:c="4"/>options.c_cflag = B9600 | CS8 | CLOCAL | CREAD;</text:p>
      <text:p text:style-name="Standard"><text:s text:c="4"/>options.c_iflag = IGNPAR;</text:p>
      <text:p text:style-name="Standard"><text:s text:c="4"/>options.c_oflag = 0;</text:p>
      <text:p text:style-name="Standard"><text:s text:c="4"/>options.c_lflag = 0;</text:p>
      <text:p text:style-name="Standard"><text:s text:c="4"/>tcflush(uart1_filestream, TCIFLUSH);</text:p>
      <text:p text:style-name="Standard"><text:s text:c="4"/>tcsetattr(uart1_filestream, TCSANOW, &amp;options);</text:p>
      <text:p text:style-name="Standard"/>
      <text:p text:style-name="Standard"><text:s text:c="4"/>// Send data</text:p>
      <text:p text:style-name="Standard"><text:s text:c="4"/>unsigned char tx_buffer[20];</text:p>
      <text:p text:style-name="Standard"><text:s text:c="4"/>unsigned char *p_tx_buffer;</text:p>
      <text:p text:style-name="Standard"><text:s text:c="4"/>p_tx_buffer = &amp;tx_buffer[0];</text:p>
      <text:p text:style-name="Standard"><text:s text:c="4"/>strcpy(p_tx_buffer, "Hello");</text:p>
      <text:p text:style-name="Standard"><text:s text:c="4"/>int count = write(uart1_filestream, &amp;tx_buffer[0], strlen(p_tx_buffer));</text:p>
      <text:p text:style-name="Standard"/>
      <text:p text:style-name="Standard"><text:s text:c="4"/>if (count &lt; 0) {</text:p>
      <text:p text:style-name="Standard"><text:s text:c="8"/>printf("UART TX error\n");</text:p>
      <text:p text:style-name="Standard"><text:s text:c="4"/>}</text:p>
      <text:p text:style-name="Standard"/>
      <text:p text:style-name="Standard"><text:s text:c="4"/>// Close the UART</text:p>
      <text:p text:style-name="Standard"><text:s text:c="4"/>close(uart1_filestream);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7:36:58.102300157</meta:creation-date>
    <dc:date>2025-02-05T17:38:51.257090482</dc:date>
    <meta:editing-duration>PT2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5" meta:word-count="123" meta:character-count="1048" meta:non-whitespace-character-count="836"/>
  </office:meta>
</office:document-meta>
</file>